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a0f1f" officeooo:paragraph-rsid="001a0f1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a0f1f" officeooo:paragraph-rsid="001a0f1f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ff68a" officeooo:paragraph-rsid="001ff68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be9e9" officeooo:paragraph-rsid="001be9e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218a0" officeooo:paragraph-rsid="00202c05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0f1f" officeooo:paragraph-rsid="001a0f1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e9e9" officeooo:paragraph-rsid="001be9e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f68a" officeooo:paragraph-rsid="001ff68a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officeooo:rsid="000218a0" officeooo:paragraph-rsid="00202c05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0218a0" officeooo:paragraph-rsid="00202c05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218a0" officeooo:paragraph-rsid="002cb29c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cb29c" officeooo:paragraph-rsid="002cb29c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d746c" officeooo:paragraph-rsid="002d746c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22pt" fo:font-style="italic" style:text-underline-style="solid" style:text-underline-width="auto" style:text-underline-color="font-color" fo:font-weight="normal" officeooo:rsid="002cb29c" officeooo:paragraph-rsid="002cb29c" style:font-size-asian="22pt" style:font-style-asian="italic" style:font-weight-asian="normal" style:font-size-complex="22pt" style:font-style-complex="italic" style:font-weight-complex="normal"/>
    </style:style>
    <style:style style:name="T1" style:family="text">
      <style:text-properties officeooo:rsid="001be9e9"/>
    </style:style>
    <style:style style:name="T2" style:family="text">
      <style:text-properties officeooo:rsid="001dd8bb"/>
    </style:style>
    <style:style style:name="T3" style:family="text">
      <style:text-properties officeooo:rsid="001e4b35"/>
    </style:style>
    <style:style style:name="T4" style:family="text">
      <style:text-properties officeooo:rsid="00022d3d"/>
    </style:style>
    <style:style style:name="T5" style:family="text">
      <style:text-properties officeooo:rsid="00202c05"/>
    </style:style>
    <style:style style:name="T6" style:family="text">
      <style:text-properties officeooo:rsid="00208da6"/>
    </style:style>
    <style:style style:name="T7" style:family="text">
      <style:text-properties officeooo:rsid="00262f4c"/>
    </style:style>
    <style:style style:name="T8" style:family="text">
      <style:text-properties officeooo:rsid="0028e88b"/>
    </style:style>
    <style:style style:name="T9" style:family="text">
      <style:text-properties fo:font-size="14pt" style:text-underline-style="none" officeooo:rsid="000218a0" style:font-size-asian="12.25pt" style:font-size-complex="14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officeooo:rsid="002d746c"/>
    </style:style>
    <style:style style:name="T12" style:family="text">
      <style:text-properties officeooo:rsid="002e3530"/>
    </style:style>
    <style:style style:name="T13" style:family="text">
      <style:text-properties officeooo:rsid="00306b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 Fonctionnelle</text:p>
      <text:p text:style-name="P1"/>
      <text:p text:style-name="P2">1] Besoins Fonctionnels :</text:p>
      <text:p text:style-name="P6"><text:tab/>1- Possibilité de dessiner une classe UML</text:p>
      <text:p text:style-name="P6"><text:tab/>2- Possibilité d’ajout de <text:span text:style-name="T7">attributs</text:span> dans la classe</text:p>
      <text:p text:style-name="P6"><text:tab/>3- Possibilité d’ajout de méthodes dans la classe</text:p>
      <text:p text:style-name="P6"><text:tab/><text:span text:style-name="T1">4- Possibilité de lier les classes UML selon des relations différentes</text:span></text:p>
      <text:p text:style-name="P6"><text:tab/><text:span text:style-name="T1">5</text:span>- Traduction automatique de la classe UML en langage Java </text:p>
      <text:p text:style-name="P6"/>
      <text:p text:style-name="P4">2] Besoins non Fonctionnels</text:p>
      <text:p text:style-name="P7"><text:tab/><text:span text:style-name="T2">1- Facilité d’utilisation pour les novices</text:span></text:p>
      <text:p text:style-name="P7"><text:tab/><text:span text:style-name="T3">2- Rapidité de création</text:span></text:p>
      <text:p text:style-name="P7"><text:tab/><text:span text:style-name="T3">3- Design attractif</text:span></text:p>
      <text:p text:style-name="P7"><text:tab/></text:p>
      <text:p text:style-name="P3">Contraintes :</text:p>
      <text:p text:style-name="P8"><text:tab/>1- L’utilisateur doit pouvoir accéder au code Java en permanence </text:p>
      <text:p text:style-name="P9"><text:tab/><text:span text:style-name="T5">2- Possibilité de créer des classes, d’y implémenter des attributs, créer des méthodes, de créer des liens de type extends, include et d’associer la multiplicite.</text:span></text:p>
      <text:p text:style-name="P9"><text:tab/><text:span text:style-name="T8">3- Prise en main intuitif</text:span></text:p>
      <text:p text:style-name="P9"><text:tab/></text:p>
      <text:p text:style-name="P9"/>
      <text:p text:style-name="P5">Exclusions :</text:p>
      <text:p text:style-name="P9"><text:tab/><text:span text:style-name="T4">Adaptation à d’autres langages</text:span></text:p>
      <text:p text:style-name="P9"><text:tab/><text:span text:style-name="T6">Relations complexes (agrégats etc…)</text:span></text:p>
      <text:p text:style-name="P9"><text:tab/></text:p>
      <text:p text:style-name="P9"/>
      <text:p text:style-name="P9"/>
      <text:p text:style-name="P14">Principaux risques :</text:p>
      <text:p text:style-name="P11"/>
      <text:p text:style-name="P11"/>
      <text:p text:style-name="P12">- Difficulté de compréhension du logiciel</text:p>
      <text:p text:style-name="P11"/>
      <text:p text:style-name="P12">- <text:span text:style-name="T11">Manque de compétence</text:span></text:p>
      <text:p text:style-name="P12"/>
      <text:p text:style-name="P13">- Gestion du temps : <text:span text:style-name="T13">Sous estimation de la charge de travail</text:span></text:p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38:51.834197600</meta:creation-date>
    <dc:date>2019-04-02T11:22:30.291000000</dc:date>
    <meta:editing-duration>PT1H19S</meta:editing-duration>
    <meta:editing-cycles>21</meta:editing-cycles>
    <meta:generator>LibreOffice/5.3.6.1$Windows_x86 LibreOffice_project/686f202eff87ef707079aeb7f485847613344eb7</meta:generator>
    <meta:document-statistic meta:table-count="0" meta:image-count="0" meta:object-count="0" meta:page-count="2" meta:paragraph-count="25" meta:word-count="144" meta:character-count="927" meta:non-whitespace-character-count="787"/>
  </office:meta>
</office:document-meta>
</file>